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513e3"/>
    </style:style>
    <style:style style:name="P2" style:family="paragraph" style:parent-style-name="Heading_20_4">
      <style:text-properties officeooo:paragraph-rsid="001513e3"/>
    </style:style>
    <style:style style:name="P3" style:family="paragraph" style:parent-style-name="Preformatted_20_Text">
      <style:text-properties officeooo:paragraph-rsid="001513e3"/>
    </style:style>
    <style:style style:name="P4" style:family="paragraph" style:parent-style-name="Preformatted_20_Text">
      <style:paragraph-properties fo:margin-left="0cm" fo:margin-right="0cm" fo:text-indent="0cm" style:auto-text-indent="false" style:writing-mode="lr-tb"/>
      <style:text-properties officeooo:paragraph-rsid="001513e3"/>
    </style:style>
    <style:style style:name="P5" style:family="paragraph" style:parent-style-name="Preformatted_20_Text">
      <style:paragraph-properties style:writing-mode="lr-tb"/>
      <style:text-properties officeooo:paragraph-rsid="001513e3"/>
    </style:style>
    <style:style style:name="P6" style:family="paragraph" style:parent-style-name="Preformatted_20_Text">
      <style:paragraph-properties fo:margin-top="0cm" fo:margin-bottom="0.499cm" style:contextual-spacing="false" style:writing-mode="lr-tb"/>
      <style:text-properties officeooo:paragraph-rsid="001513e3"/>
    </style:style>
    <style:style style:name="P7" style:family="paragraph" style:parent-style-name="Text_20_body" style:list-style-name="L1">
      <style:paragraph-properties fo:margin-top="0cm" fo:margin-bottom="0cm" style:contextual-spacing="false"/>
      <style:text-properties officeooo:paragraph-rsid="001513e3"/>
    </style:style>
    <style:style style:name="P8" style:family="paragraph" style:parent-style-name="Text_20_body" style:list-style-name="L1">
      <style:text-properties officeooo:paragraph-rsid="001513e3"/>
    </style:style>
    <style:style style:name="P9" style:family="paragraph" style:parent-style-name="Text_20_body" style:list-style-name="L6">
      <style:text-properties officeooo:paragraph-rsid="001513e3"/>
    </style:style>
    <style:style style:name="P10" style:family="paragraph" style:parent-style-name="Text_20_body" style:list-style-name="L7">
      <style:paragraph-properties fo:margin-top="0cm" fo:margin-bottom="0cm" style:contextual-spacing="false"/>
      <style:text-properties officeooo:paragraph-rsid="001513e3"/>
    </style:style>
    <style:style style:name="P11" style:family="paragraph" style:parent-style-name="Text_20_body" style:list-style-name="L7">
      <style:text-properties officeooo:paragraph-rsid="001513e3"/>
    </style:style>
    <style:style style:name="P12" style:family="paragraph" style:parent-style-name="Text_20_body" style:list-style-name="L8">
      <style:paragraph-properties fo:margin-top="0cm" fo:margin-bottom="0cm" style:contextual-spacing="false"/>
      <style:text-properties officeooo:paragraph-rsid="001513e3"/>
    </style:style>
    <style:style style:name="P13" style:family="paragraph" style:parent-style-name="Text_20_body" style:list-style-name="L8">
      <style:text-properties officeooo:paragraph-rsid="001513e3"/>
    </style:style>
    <style:style style:name="P14" style:family="paragraph" style:parent-style-name="Text_20_body" style:list-style-name="L9">
      <style:paragraph-properties fo:margin-top="0cm" fo:margin-bottom="0cm" style:contextual-spacing="false"/>
      <style:text-properties officeooo:paragraph-rsid="001513e3"/>
    </style:style>
    <style:style style:name="P15" style:family="paragraph" style:parent-style-name="Text_20_body" style:list-style-name="L9">
      <style:text-properties officeooo:paragraph-rsid="001513e3"/>
    </style:style>
    <style:style style:name="P16" style:family="paragraph" style:parent-style-name="Text_20_body">
      <style:text-properties officeooo:paragraph-rsid="00151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text:p>
      <text:p text:style-name="P16"><text:span text:style-name="Strong_20_Emphasis"/></text:p>
      <text:h text:style-name="P1" text:outline-level="3"><text:span text:style-name="Strong_20_Emphasis">Transazioni in SQL</text:span></text:h>
      <text:p text:style-name="P16">Le <text:span text:style-name="Strong_20_Emphasis">transazioni</text:span> sono fondamentali per garantire la corretta gestione dei dati in un database, specialmente quando si devono effettuare modifiche multiple che devono essere trattate come un'unica operazione indivisibile. Le transazioni permettono di lavorare con il database in modo sicuro, mantenendo la coerenza dei dati anche in ambienti con più utenti o processi che accedono contemporaneamente al database.</text:p>
      <text:h text:style-name="P1" text:outline-level="3">Proprietà ACID delle Transazioni</text:h>
      <text:p text:style-name="P16">Le transazioni in SQL devono soddisfare le proprietà <text:span text:style-name="Strong_20_Emphasis">ACID</text:span>:</text:p>
      <text:list text:style-name="L1">
        <text:list-item>
          <text:p text:style-name="P7"><text:span text:style-name="Strong_20_Emphasis">Atomica</text:span>: La transazione è indivisibile. Se una parte fallisce, tutto viene annullato. I dati non devono rimanere in uno stato incoerente.</text:p>
        </text:list-item>
        <text:list-item>
          <text:p text:style-name="P7"><text:span text:style-name="Strong_20_Emphasis">Consistente</text:span>: I dati devono rimanere consistenti prima e dopo la transazione. Se una transazione non può essere completata correttamente, il database deve essere ripristinato al suo stato iniziale.</text:p>
        </text:list-item>
        <text:list-item>
          <text:p text:style-name="P7"><text:span text:style-name="Strong_20_Emphasis">Isolata</text:span>: Le operazioni di una transazione non devono essere influenzate da altre transazioni che potrebbero essere in esecuzione contemporaneamente. Il risultato finale deve essere come se le transazioni fossero eseguite in sequenza.</text:p>
        </text:list-item>
        <text:list-item>
          <text:p text:style-name="P8"><text:span text:style-name="Strong_20_Emphasis">Durevole</text:span>: Una volta che una transazione è stata completata, i suoi effetti devono essere permanenti e non devono essere persi, nemmeno in caso di malfunzionamento del sistema.</text:p>
        </text:list-item>
      </text:list>
      <text:h text:style-name="P1" text:outline-level="3">Esempio di Transazione per un Giroconto</text:h>
      <text:p text:style-name="P16">Immagina di voler effettuare un <text:span text:style-name="Strong_20_Emphasis">giroconto</text:span> di <text:span text:style-name="Strong_20_Emphasis">EUR 1000</text:span> dal conto corrente con ID <text:span text:style-name="Source_20_Text">111111</text:span> al conto corrente con ID <text:span text:style-name="Source_20_Text">999999</text:span>. Senza l'uso di una transazione, potrebbero sorgere problemi, ad esempio se il saldo del primo conto è insufficiente o se il sistema fallisce dopo aver aggiornato il primo conto ma prima del secondo.</text:p>
      <text:h text:style-name="P2" text:outline-level="4">Senza Transazioni:</text:h>
      <text:p text:style-name="P16">Eseguire il giroconto in due comandi separati:</text:p>
      <text:p text:style-name="P3">sql</text:p>
      <text:p text:style-name="P3">Copia codice</text:p>
      <text:p text:style-name="P4"><text:span text:style-name="Source_20_Text">UPDATE ContoCorrente</text:span></text:p>
      <text:p text:style-name="P5"><text:span text:style-name="Source_20_Text">SET saldo = saldo - 1000</text:span></text:p>
      <text:p text:style-name="P5"><text:span text:style-name="Source_20_Text">WHERE id = '111111';</text:span></text:p>
      <text:p text:style-name="P5"/>
      <text:p text:style-name="P5"><text:span text:style-name="Source_20_Text">UPDATE ContoCorrente</text:span></text:p>
      <text:p text:style-name="P5"><text:span text:style-name="Source_20_Text">SET saldo = saldo + 1000</text:span></text:p>
      <text:p text:style-name="P6"><text:span text:style-name="Source_20_Text">WHERE id = '999999';</text:span></text:p>
      <text:p text:style-name="P16">Problema:</text:p>
      <text:list text:style-name="L6">
        <text:list-item>
          <text:p text:style-name="P9">Se il primo comando funziona ma il secondo fallisce (ad esempio per un errore di connessione), il database rimane in uno stato inconsistente, con il saldo del primo conto ridotto, ma il secondo conto non aggiornato.</text:p>
        </text:list-item>
      </text:list>
      <text:h text:style-name="P2" text:outline-level="4"><text:soft-page-break/>Con Transazioni:</text:h>
      <text:p text:style-name="P16">Per evitare problemi di incoerenza, si usa una transazione:</text:p>
      <text:p text:style-name="P3">sql</text:p>
      <text:p text:style-name="P3">Copia codice</text:p>
      <text:p text:style-name="P4"><text:span text:style-name="Source_20_Text">BEGIN TRANSACTION;</text:span></text:p>
      <text:p text:style-name="P5"/>
      <text:p text:style-name="P5"><text:span text:style-name="Source_20_Text">UPDATE ContoCorrente</text:span></text:p>
      <text:p text:style-name="P5"><text:span text:style-name="Source_20_Text">SET saldo = saldo - 1000</text:span></text:p>
      <text:p text:style-name="P5"><text:span text:style-name="Source_20_Text">WHERE id = '111111';</text:span></text:p>
      <text:p text:style-name="P5"/>
      <text:p text:style-name="P5"><text:span text:style-name="Source_20_Text">UPDATE ContoCorrente</text:span></text:p>
      <text:p text:style-name="P5"><text:span text:style-name="Source_20_Text">SET saldo = saldo + 1000</text:span></text:p>
      <text:p text:style-name="P5"><text:span text:style-name="Source_20_Text">WHERE id = '999999';</text:span></text:p>
      <text:p text:style-name="P5"/>
      <text:p text:style-name="P6"><text:span text:style-name="Source_20_Text">COMMIT WORK;</text:span></text:p>
      <text:p text:style-name="P16">In questo esempio:</text:p>
      <text:list text:style-name="L7">
        <text:list-item>
          <text:p text:style-name="P10"><text:span text:style-name="Source_20_Text">BEGIN TRANSACTION</text:span>: Inizia la transazione.</text:p>
        </text:list-item>
        <text:list-item>
          <text:p text:style-name="P10"><text:span text:style-name="Source_20_Text">UPDATE</text:span>: Eseguiamo le due operazioni di aggiornamento (giroconto).</text:p>
        </text:list-item>
        <text:list-item>
          <text:p text:style-name="P11"><text:span text:style-name="Source_20_Text">COMMIT WORK</text:span>: Se entrambe le operazioni sono riuscite, la transazione viene confermata e i cambiamenti vengono resi permanenti.</text:p>
        </text:list-item>
      </text:list>
      <text:p text:style-name="P16">Se durante la transazione si verifica un errore (ad esempio, se il primo conto non ha abbastanza saldo), possiamo <text:span text:style-name="Strong_20_Emphasis">annullare</text:span> l'intera transazione e ripristinare i dati come se nessuna modifica fosse stata fatta.</text:p>
      <text:h text:style-name="P2" text:outline-level="4">Gestione degli Errori con <text:span text:style-name="Source_20_Text">ROLLBACK</text:span>:</text:h>
      <text:p text:style-name="P16">Se si verifica un errore durante l'esecuzione, possiamo usare il comando <text:span text:style-name="Source_20_Text">ROLLBACK</text:span> per annullare tutte le modifiche fatte finora nella transazione:</text:p>
      <text:p text:style-name="P3">sql</text:p>
      <text:p text:style-name="P3">Copia codice</text:p>
      <text:p text:style-name="P4"><text:span text:style-name="Source_20_Text">BEGIN TRANSACTION;</text:span></text:p>
      <text:p text:style-name="P5"/>
      <text:p text:style-name="P5"><text:span text:style-name="Source_20_Text">UPDATE ContoCorrente</text:span></text:p>
      <text:p text:style-name="P5"><text:span text:style-name="Source_20_Text">SET saldo = saldo - 1000</text:span></text:p>
      <text:p text:style-name="P5"><text:span text:style-name="Source_20_Text">WHERE id = '111111';</text:span></text:p>
      <text:p text:style-name="P5"/>
      <text:p text:style-name="P5"><text:span text:style-name="Source_20_Text">UPDATE ContoCorrente</text:span></text:p>
      <text:p text:style-name="P5"><text:span text:style-name="Source_20_Text">SET saldo = saldo + 1000</text:span></text:p>
      <text:p text:style-name="P5"><text:span text:style-name="Source_20_Text">WHERE id = '999999';</text:span></text:p>
      <text:p text:style-name="P5"/>
      <text:p text:style-name="P5"><text:span text:style-name="Source_20_Text">-- Se c'è un errore, annulliamo tutto</text:span></text:p>
      <text:p text:style-name="P5"><text:span text:style-name="Source_20_Text">IF ERROR THEN</text:span></text:p>
      <text:p text:style-name="P5"><text:span text:style-name="Source_20_Text"><text:s text:c="4"/>ROLLBACK WORK;</text:span></text:p>
      <text:p text:style-name="P5"><text:span text:style-name="Source_20_Text">ELSE</text:span></text:p>
      <text:p text:style-name="P5"><text:span text:style-name="Source_20_Text"><text:s text:c="4"/>COMMIT WORK;</text:span></text:p>
      <text:p text:style-name="P6"><text:span text:style-name="Source_20_Text">END IF;</text:span></text:p>
      <text:p text:style-name="P16">In caso di errore:</text:p>
      <text:list text:style-name="L8">
        <text:list-item>
          <text:p text:style-name="P12"><text:span text:style-name="Source_20_Text">ROLLBACK WORK</text:span>: Ripristina lo stato del database al momento in cui è iniziata la transazione, annullando tutte le modifiche effettuate.</text:p>
        </text:list-item>
        <text:list-item>
          <text:p text:style-name="P13"><text:span text:style-name="Source_20_Text">COMMIT WORK</text:span>: Conferma le modifiche se tutto è andato a buon fine.</text:p>
        </text:list-item>
      </text:list>
      <text:h text:style-name="P1" text:outline-level="3"><text:soft-page-break/>Transazioni Annidate con <text:span text:style-name="Source_20_Text">SAVEPOINT</text:span></text:h>
      <text:p text:style-name="P16">Alcuni DBMS, come PostgreSQL, supportano transazioni annidate tramite il comando <text:span text:style-name="Source_20_Text">SAVEPOINT</text:span>. Questo permette di creare dei "punti di salvataggio" all'interno di una transazione. Se qualcosa va storto dopo un punto di salvataggio, si può <text:span text:style-name="Strong_20_Emphasis">annullare</text:span> solo le operazioni dopo quel punto, mantenendo quelle precedenti.</text:p>
      <text:p text:style-name="P3">sql</text:p>
      <text:p text:style-name="P3">Copia codice</text:p>
      <text:p text:style-name="P4"><text:span text:style-name="Source_20_Text">BEGIN TRANSACTION;</text:span></text:p>
      <text:p text:style-name="P5"/>
      <text:p text:style-name="P5"><text:span text:style-name="Source_20_Text">SAVEPOINT point1;</text:span></text:p>
      <text:p text:style-name="P5"/>
      <text:p text:style-name="P5"><text:span text:style-name="Source_20_Text">UPDATE ContoCorrente</text:span></text:p>
      <text:p text:style-name="P5"><text:span text:style-name="Source_20_Text">SET saldo = saldo - 1000</text:span></text:p>
      <text:p text:style-name="P5"><text:span text:style-name="Source_20_Text">WHERE id = '111111';</text:span></text:p>
      <text:p text:style-name="P5"/>
      <text:p text:style-name="P5"><text:span text:style-name="Source_20_Text">-- Se qualcosa va storto, possiamo ripristinare fino al punto 'point1'</text:span></text:p>
      <text:p text:style-name="P5"><text:span text:style-name="Source_20_Text">ROLLBACK TO SAVEPOINT point1;</text:span></text:p>
      <text:p text:style-name="P5"/>
      <text:p text:style-name="P5"><text:span text:style-name="Source_20_Text">UPDATE ContoCorrente</text:span></text:p>
      <text:p text:style-name="P5"><text:span text:style-name="Source_20_Text">SET saldo = saldo + 1000</text:span></text:p>
      <text:p text:style-name="P5"><text:span text:style-name="Source_20_Text">WHERE id = '999999';</text:span></text:p>
      <text:p text:style-name="P5"/>
      <text:p text:style-name="P6"><text:span text:style-name="Source_20_Text">COMMIT WORK;</text:span></text:p>
      <text:h text:style-name="P1" text:outline-level="3">Riepilogo</text:h>
      <text:list text:style-name="L9">
        <text:list-item>
          <text:p text:style-name="P14"><text:span text:style-name="Strong_20_Emphasis">Transazioni</text:span>: Le transazioni consentono di eseguire più operazioni su un database come un'unica unità, garantendo che tutte le modifiche siano fatte correttamente o che nessuna modifica venga applicata.</text:p>
        </text:list-item>
        <text:list-item>
          <text:p text:style-name="P14"><text:span text:style-name="Strong_20_Emphasis">ACID</text:span>: Le transazioni devono essere <text:span text:style-name="Strong_20_Emphasis">Atomiche</text:span>, <text:span text:style-name="Strong_20_Emphasis">Consistenti</text:span>, <text:span text:style-name="Strong_20_Emphasis">Isolate</text:span>, e <text:span text:style-name="Strong_20_Emphasis">Durevoli</text:span>.</text:p>
        </text:list-item>
        <text:list-item>
          <text:p text:style-name="P14"><text:span text:style-name="Strong_20_Emphasis">Comandi di Transazione</text:span>:</text:p>
          <text:list>
            <text:list-item>
              <text:p text:style-name="P14"><text:span text:style-name="Source_20_Text">BEGIN TRANSACTION</text:span>: Inizia una transazione.</text:p>
            </text:list-item>
            <text:list-item>
              <text:p text:style-name="P14"><text:span text:style-name="Source_20_Text">COMMIT</text:span>: Conferma tutte le modifiche fatte nella transazione.</text:p>
            </text:list-item>
            <text:list-item>
              <text:p text:style-name="P14"><text:span text:style-name="Source_20_Text">ROLLBACK</text:span>: Annulla tutte le modifiche fatte nella transazione, ripristinando il database allo stato iniziale.</text:p>
            </text:list-item>
            <text:list-item>
              <text:p text:style-name="P15"><text:span text:style-name="Source_20_Text">SAVEPOINT</text:span>: Crea un punto di salvataggio all'interno di una transazione per consentire un rollback parziale.</text:p>
            </text:list-item>
          </text:list>
        </text:list-item>
      </text:list>
      <text:p text:style-name="P16">L'uso delle transazioni è essenziale per garantire la coerenza e l'affidabilità dei dati in un sistema di database multiutente e concorrente.</text:p>
      <text:p text:style-name="P16"><text:span text:style-name="Strong_20_Emphasis"/></text:p>
      <text:p text:style-name="P16"><text:span text:style-name="Strong_20_Emphasis"/></text:p>
      <text:p text:style-name="P16"><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22:55:24.427170361</meta:creation-date>
    <meta:generator>LibreOffice/24.2.6.2$Linux_X86_64 LibreOffice_project/420$Build-2</meta:generator>
    <dc:date>2024-11-25T04:37:45.953827231</dc:date>
    <meta:editing-duration>PT2S</meta:editing-duration>
    <meta:editing-cycles>1</meta:editing-cycles>
    <meta:document-statistic meta:table-count="0" meta:image-count="0" meta:object-count="0" meta:page-count="3" meta:paragraph-count="83" meta:word-count="750" meta:character-count="4838" meta:non-whitespace-character-count="4180"/>
  </office:meta>
</office:document-meta>
</file>